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6c08" officeooo:paragraph-rsid="004a998d"/>
    </style:style>
    <style:style style:name="P11" style:family="paragraph" style:parent-style-name="Standard">
      <style:text-properties officeooo:rsid="00188e61" officeooo:paragraph-rsid="00188e61"/>
    </style:style>
    <style:style style:name="P12" style:family="paragraph" style:parent-style-name="Standard">
      <style:paragraph-properties fo:line-height="115%"/>
      <style:text-properties officeooo:rsid="00188e61" officeooo:paragraph-rsid="003a01ce"/>
    </style:style>
    <style:style style:name="P13" style:family="paragraph" style:parent-style-name="Standard">
      <style:text-properties officeooo:rsid="0018f3c7" officeooo:paragraph-rsid="0018f3c7"/>
    </style:style>
    <style:style style:name="P14" style:family="paragraph" style:parent-style-name="Standard">
      <style:text-properties officeooo:rsid="001a55b6" officeooo:paragraph-rsid="001a55b6"/>
    </style:style>
    <style:style style:name="P15" style:family="paragraph" style:parent-style-name="Standard">
      <style:text-properties officeooo:rsid="001b7ac1" officeooo:paragraph-rsid="001b7ac1"/>
    </style:style>
    <style:style style:name="P16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7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8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9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20" style:family="paragraph" style:parent-style-name="Standard">
      <style:text-properties fo:font-style="italic" officeooo:rsid="001a55b6" officeooo:paragraph-rsid="001f49d4" style:font-style-asian="italic" style:font-style-complex="italic"/>
    </style:style>
    <style:style style:name="P21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2" style:family="paragraph" style:parent-style-name="Standard">
      <style:text-properties fo:font-style="italic" officeooo:rsid="001f49d4" officeooo:paragraph-rsid="001f49d4" style:font-style-asian="italic" style:font-style-complex="italic"/>
    </style:style>
    <style:style style:name="P23" style:family="paragraph" style:parent-style-name="Standard">
      <style:text-properties fo:font-style="italic" officeooo:paragraph-rsid="001f49d4" style:font-style-asian="italic" style:font-style-complex="italic"/>
    </style:style>
    <style:style style:name="P24" style:family="paragraph" style:parent-style-name="Standard">
      <style:text-properties officeooo:paragraph-rsid="001f49d4"/>
    </style:style>
    <style:style style:name="P25" style:family="paragraph" style:parent-style-name="Standard">
      <style:paragraph-properties fo:line-height="115%"/>
      <style:text-properties officeooo:paragraph-rsid="0018f3c7"/>
    </style:style>
    <style:style style:name="P26" style:family="paragraph" style:parent-style-name="Standard">
      <style:paragraph-properties fo:line-height="115%"/>
      <style:text-properties officeooo:paragraph-rsid="00495423"/>
    </style:style>
    <style:style style:name="P27" style:family="paragraph" style:parent-style-name="Standard">
      <style:paragraph-properties fo:line-height="115%"/>
      <style:text-properties officeooo:paragraph-rsid="004961a2"/>
    </style:style>
    <style:style style:name="P28" style:family="paragraph" style:parent-style-name="Standard">
      <style:paragraph-properties fo:line-height="115%"/>
      <style:text-properties officeooo:paragraph-rsid="0041ce35"/>
    </style:style>
    <style:style style:name="P29" style:family="paragraph" style:parent-style-name="Standard">
      <style:paragraph-properties fo:line-height="115%"/>
      <style:text-properties officeooo:paragraph-rsid="0040ace3"/>
    </style:style>
    <style:style style:name="P30" style:family="paragraph" style:parent-style-name="Standard">
      <style:paragraph-properties fo:line-height="115%"/>
      <style:text-properties officeooo:paragraph-rsid="005fae66"/>
    </style:style>
    <style:style style:name="P31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32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33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34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35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36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37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38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39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40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41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42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43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44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45" style:family="paragraph" style:parent-style-name="Standard">
      <style:paragraph-properties fo:line-height="100%"/>
      <style:text-properties fo:font-weight="bold" officeooo:rsid="007aa141" officeooo:paragraph-rsid="0083140b" style:font-weight-asian="bold" style:font-weight-complex="bold"/>
    </style:style>
    <style:style style:name="P46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47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48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49" style:family="paragraph" style:parent-style-name="Standard">
      <style:text-properties officeooo:rsid="0028ac76" officeooo:paragraph-rsid="0028ac76"/>
    </style:style>
    <style:style style:name="P50" style:family="paragraph" style:parent-style-name="Standard">
      <style:text-properties officeooo:paragraph-rsid="0028ac76"/>
    </style:style>
    <style:style style:name="P51" style:family="paragraph" style:parent-style-name="Standard">
      <style:text-properties officeooo:paragraph-rsid="002d5cea"/>
    </style:style>
    <style:style style:name="P52" style:family="paragraph" style:parent-style-name="Standard">
      <style:text-properties officeooo:paragraph-rsid="002e1600"/>
    </style:style>
    <style:style style:name="P53" style:family="paragraph" style:parent-style-name="Standard">
      <style:text-properties officeooo:rsid="0031063a" officeooo:paragraph-rsid="0031063a"/>
    </style:style>
    <style:style style:name="P54" style:family="paragraph" style:parent-style-name="Standard">
      <style:paragraph-properties fo:line-height="115%"/>
      <style:text-properties officeooo:rsid="0031063a" officeooo:paragraph-rsid="003cadc2"/>
    </style:style>
    <style:style style:name="P55" style:family="paragraph" style:parent-style-name="Standard">
      <style:text-properties officeooo:paragraph-rsid="0031063a"/>
    </style:style>
    <style:style style:name="P56" style:family="paragraph" style:parent-style-name="Standard">
      <style:text-properties officeooo:rsid="00327fc5" officeooo:paragraph-rsid="00327fc5"/>
    </style:style>
    <style:style style:name="P57" style:family="paragraph" style:parent-style-name="Standard">
      <style:text-properties officeooo:rsid="00327fc5" officeooo:paragraph-rsid="00365b6d"/>
    </style:style>
    <style:style style:name="P58" style:family="paragraph" style:parent-style-name="Standard">
      <style:text-properties officeooo:rsid="003366c6" officeooo:paragraph-rsid="00348e9f"/>
    </style:style>
    <style:style style:name="P59" style:family="paragraph" style:parent-style-name="Standard">
      <style:text-properties officeooo:rsid="003952b0" officeooo:paragraph-rsid="003952b0"/>
    </style:style>
    <style:style style:name="P60" style:family="paragraph" style:parent-style-name="Standard">
      <style:paragraph-properties fo:line-height="115%"/>
      <style:text-properties officeooo:rsid="003a01ce" officeooo:paragraph-rsid="003a01ce"/>
    </style:style>
    <style:style style:name="P61" style:family="paragraph" style:parent-style-name="Standard">
      <style:paragraph-properties fo:line-height="115%"/>
      <style:text-properties officeooo:rsid="0040ace3" officeooo:paragraph-rsid="0040ace3"/>
    </style:style>
    <style:style style:name="P62" style:family="paragraph" style:parent-style-name="Standard">
      <style:paragraph-properties fo:line-height="115%"/>
      <style:text-properties officeooo:rsid="0040ace3" officeooo:paragraph-rsid="005fae66"/>
    </style:style>
    <style:style style:name="P63" style:family="paragraph" style:parent-style-name="Standard">
      <style:paragraph-properties fo:line-height="115%"/>
      <style:text-properties officeooo:rsid="0042499f" officeooo:paragraph-rsid="0042499f"/>
    </style:style>
    <style:style style:name="P64" style:family="paragraph" style:parent-style-name="Standard">
      <style:paragraph-properties fo:line-height="115%"/>
      <style:text-properties officeooo:rsid="0042499f" officeooo:paragraph-rsid="00432561"/>
    </style:style>
    <style:style style:name="P65" style:family="paragraph" style:parent-style-name="Standard">
      <style:paragraph-properties fo:line-height="115%"/>
      <style:text-properties officeooo:rsid="00432561" officeooo:paragraph-rsid="00432561"/>
    </style:style>
    <style:style style:name="P66" style:family="paragraph" style:parent-style-name="Standard">
      <style:paragraph-properties fo:line-height="115%"/>
      <style:text-properties officeooo:rsid="0044f955" officeooo:paragraph-rsid="0044f955"/>
    </style:style>
    <style:style style:name="P67" style:family="paragraph" style:parent-style-name="Standard">
      <style:paragraph-properties fo:line-height="115%"/>
      <style:text-properties officeooo:rsid="00467a6f" officeooo:paragraph-rsid="00467a6f"/>
    </style:style>
    <style:style style:name="P68" style:family="paragraph" style:parent-style-name="Standard">
      <style:paragraph-properties fo:line-height="115%"/>
      <style:text-properties officeooo:rsid="004876da" officeooo:paragraph-rsid="004876da"/>
    </style:style>
    <style:style style:name="P69" style:family="paragraph" style:parent-style-name="Standard">
      <style:text-properties fo:color="#ff0000" style:text-line-through-style="none" style:text-line-through-type="none" officeooo:rsid="0005e742" officeooo:paragraph-rsid="0005e742"/>
    </style:style>
    <style:style style:name="P70" style:family="paragraph" style:parent-style-name="Standard">
      <style:text-properties fo:color="#ff0000" officeooo:paragraph-rsid="00073bb5"/>
    </style:style>
    <style:style style:name="P71" style:family="paragraph" style:parent-style-name="Standard">
      <style:text-properties fo:color="#ff0000" officeooo:rsid="00073bb5" officeooo:paragraph-rsid="00073bb5"/>
    </style:style>
    <style:style style:name="P72" style:family="paragraph" style:parent-style-name="Standard">
      <style:paragraph-properties fo:line-height="115%"/>
      <style:text-properties fo:color="#ff0000" officeooo:rsid="00188e61" officeooo:paragraph-rsid="00188e61"/>
    </style:style>
    <style:style style:name="P73" style:family="paragraph" style:parent-style-name="Standard">
      <style:text-properties fo:color="#ff0000" fo:font-weight="bold" officeooo:paragraph-rsid="001b7ac1" style:font-weight-asian="bold" style:font-weight-complex="bold"/>
    </style:style>
    <style:style style:name="P74" style:family="paragraph" style:parent-style-name="Standard">
      <style:text-properties fo:color="#ff0000" officeooo:paragraph-rsid="001b7ac1"/>
    </style:style>
    <style:style style:name="P75" style:family="paragraph" style:parent-style-name="Standard">
      <style:text-properties fo:color="#ff0000" officeooo:paragraph-rsid="0026d40f"/>
    </style:style>
    <style:style style:name="P76" style:family="paragraph" style:parent-style-name="Standard">
      <style:text-properties fo:color="#ff0000" officeooo:rsid="0026d40f" officeooo:paragraph-rsid="0026d40f"/>
    </style:style>
    <style:style style:name="P77" style:family="paragraph" style:parent-style-name="Standard">
      <style:text-properties fo:color="#ff0000" officeooo:rsid="0012269b" officeooo:paragraph-rsid="0012269b"/>
    </style:style>
    <style:style style:name="P78" style:family="paragraph" style:parent-style-name="Standard">
      <style:paragraph-properties fo:line-height="115%"/>
      <style:text-properties officeooo:rsid="00495423" officeooo:paragraph-rsid="004961a2"/>
    </style:style>
    <style:style style:name="P79" style:family="paragraph" style:parent-style-name="Standard">
      <style:paragraph-properties fo:line-height="115%"/>
      <style:text-properties officeooo:rsid="00495423" officeooo:paragraph-rsid="00495423"/>
    </style:style>
    <style:style style:name="P80" style:family="paragraph" style:parent-style-name="Standard">
      <style:text-properties officeooo:rsid="004a998d" officeooo:paragraph-rsid="004a998d"/>
    </style:style>
    <style:style style:name="P81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line-height="100%"/>
      <style:text-properties officeooo:paragraph-rsid="00495423"/>
    </style:style>
    <style:style style:name="P83" style:family="paragraph" style:parent-style-name="Standard">
      <style:paragraph-properties fo:line-height="100%"/>
      <style:text-properties officeooo:paragraph-rsid="0050643a"/>
    </style:style>
    <style:style style:name="P84" style:family="paragraph" style:parent-style-name="Standard">
      <style:paragraph-properties fo:line-height="100%"/>
      <style:text-properties officeooo:paragraph-rsid="005d102b"/>
    </style:style>
    <style:style style:name="P85" style:family="paragraph" style:parent-style-name="Standard">
      <style:paragraph-properties fo:line-height="100%"/>
      <style:text-properties officeooo:paragraph-rsid="00632e51"/>
    </style:style>
    <style:style style:name="P86" style:family="paragraph" style:parent-style-name="Standard">
      <style:paragraph-properties fo:line-height="100%"/>
      <style:text-properties officeooo:paragraph-rsid="006b15e0"/>
    </style:style>
    <style:style style:name="P87" style:family="paragraph" style:parent-style-name="Standard">
      <style:paragraph-properties fo:line-height="100%"/>
      <style:text-properties officeooo:paragraph-rsid="006b5675"/>
    </style:style>
    <style:style style:name="P88" style:family="paragraph" style:parent-style-name="Standard">
      <style:paragraph-properties fo:line-height="100%"/>
      <style:text-properties officeooo:paragraph-rsid="006e3a09"/>
    </style:style>
    <style:style style:name="P89" style:family="paragraph" style:parent-style-name="Standard">
      <style:paragraph-properties fo:line-height="100%"/>
      <style:text-properties officeooo:paragraph-rsid="00738320"/>
    </style:style>
    <style:style style:name="P90" style:family="paragraph" style:parent-style-name="Standard">
      <style:paragraph-properties fo:line-height="100%"/>
      <style:text-properties officeooo:paragraph-rsid="0079265a"/>
    </style:style>
    <style:style style:name="P91" style:family="paragraph" style:parent-style-name="Standard">
      <style:paragraph-properties fo:line-height="100%"/>
      <style:text-properties officeooo:paragraph-rsid="007dc5bf"/>
    </style:style>
    <style:style style:name="P92" style:family="paragraph" style:parent-style-name="Standard">
      <style:paragraph-properties fo:line-height="100%"/>
      <style:text-properties officeooo:paragraph-rsid="007fa5ba"/>
    </style:style>
    <style:style style:name="P93" style:family="paragraph" style:parent-style-name="Standard">
      <style:paragraph-properties fo:line-height="100%"/>
      <style:text-properties officeooo:paragraph-rsid="00863738"/>
    </style:style>
    <style:style style:name="P94" style:family="paragraph" style:parent-style-name="Standard">
      <style:paragraph-properties fo:line-height="100%"/>
      <style:text-properties officeooo:rsid="0050643a" officeooo:paragraph-rsid="0050643a"/>
    </style:style>
    <style:style style:name="P95" style:family="paragraph" style:parent-style-name="Standard">
      <style:paragraph-properties fo:line-height="100%"/>
      <style:text-properties officeooo:rsid="00579098" officeooo:paragraph-rsid="00579098"/>
    </style:style>
    <style:style style:name="P96" style:family="paragraph" style:parent-style-name="Standard">
      <style:paragraph-properties fo:line-height="100%"/>
      <style:text-properties officeooo:rsid="005e617e" officeooo:paragraph-rsid="005e617e"/>
    </style:style>
    <style:style style:name="P97" style:family="paragraph" style:parent-style-name="Standard">
      <style:paragraph-properties fo:line-height="100%"/>
      <style:text-properties officeooo:rsid="005e617e" officeooo:paragraph-rsid="005fae66"/>
    </style:style>
    <style:style style:name="P98" style:family="paragraph" style:parent-style-name="Standard">
      <style:paragraph-properties fo:line-height="100%"/>
      <style:text-properties officeooo:rsid="005e617e" officeooo:paragraph-rsid="00602e5b"/>
    </style:style>
    <style:style style:name="P99" style:family="paragraph" style:parent-style-name="Standard">
      <style:paragraph-properties fo:line-height="100%"/>
      <style:text-properties officeooo:rsid="00602e5b" officeooo:paragraph-rsid="00602e5b"/>
    </style:style>
    <style:style style:name="P100" style:family="paragraph" style:parent-style-name="Standard">
      <style:paragraph-properties fo:line-height="100%"/>
      <style:text-properties officeooo:rsid="0069c514" officeooo:paragraph-rsid="0069c514"/>
    </style:style>
    <style:style style:name="P101" style:family="paragraph" style:parent-style-name="Standard">
      <style:paragraph-properties fo:line-height="100%"/>
      <style:text-properties officeooo:rsid="006b15e0" officeooo:paragraph-rsid="006b15e0"/>
    </style:style>
    <style:style style:name="P102" style:family="paragraph" style:parent-style-name="Standard">
      <style:paragraph-properties fo:line-height="100%"/>
      <style:text-properties officeooo:rsid="00745134" officeooo:paragraph-rsid="00745134"/>
    </style:style>
    <style:style style:name="P103" style:family="paragraph" style:parent-style-name="Standard">
      <style:paragraph-properties fo:line-height="100%"/>
      <style:text-properties officeooo:rsid="00745134" officeooo:paragraph-rsid="00756d32"/>
    </style:style>
    <style:style style:name="P104" style:family="paragraph" style:parent-style-name="Standard">
      <style:paragraph-properties fo:line-height="100%"/>
      <style:text-properties officeooo:rsid="007739a0" officeooo:paragraph-rsid="007739a0"/>
    </style:style>
    <style:style style:name="P105" style:family="paragraph" style:parent-style-name="Standard">
      <style:paragraph-properties fo:line-height="100%"/>
      <style:text-properties officeooo:rsid="00685481" officeooo:paragraph-rsid="007aa141"/>
    </style:style>
    <style:style style:name="P106" style:family="paragraph" style:parent-style-name="Standard">
      <style:paragraph-properties fo:line-height="100%"/>
      <style:text-properties officeooo:rsid="007aa141" officeooo:paragraph-rsid="007aa141"/>
    </style:style>
    <style:style style:name="P107" style:family="paragraph" style:parent-style-name="Standard">
      <style:paragraph-properties fo:line-height="100%"/>
      <style:text-properties style:use-window-font-color="true" officeooo:paragraph-rsid="007aa141"/>
    </style:style>
    <style:style style:name="P108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109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110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111" style:family="paragraph" style:parent-style-name="Standard">
      <style:paragraph-properties fo:line-height="100%"/>
      <style:text-properties fo:font-weight="normal" officeooo:rsid="007fa5ba" officeooo:paragraph-rsid="007fd98a" style:font-weight-asian="normal" style:font-weight-complex="normal"/>
    </style:style>
    <style:style style:name="P112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113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114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115" style:family="paragraph" style:parent-style-name="Standard">
      <style:paragraph-properties fo:line-height="100%"/>
      <style:text-properties fo:font-weight="normal" officeooo:rsid="007aa141" officeooo:paragraph-rsid="0082ba18" style:font-weight-asian="normal" style:font-weight-complex="normal"/>
    </style:style>
    <style:style style:name="P116" style:family="paragraph" style:parent-style-name="Standard">
      <style:paragraph-properties fo:line-height="100%"/>
      <style:text-properties fo:font-weight="normal" officeooo:rsid="007aa141" officeooo:paragraph-rsid="007aa141" style:font-weight-asian="normal" style:font-weight-complex="normal"/>
    </style:style>
    <style:style style:name="P117" style:family="paragraph" style:parent-style-name="Standard">
      <style:paragraph-properties fo:line-height="100%"/>
      <style:text-properties fo:font-weight="normal" officeooo:rsid="0083140b" officeooo:paragraph-rsid="0083140b" style:font-weight-asian="normal" style:font-weight-complex="normal"/>
    </style:style>
    <style:style style:name="P118" style:family="paragraph" style:parent-style-name="Standard">
      <style:paragraph-properties fo:line-height="100%"/>
      <style:text-properties fo:font-weight="normal" officeooo:rsid="0083140b" officeooo:paragraph-rsid="008b08d0" style:font-weight-asian="normal" style:font-weight-complex="normal"/>
    </style:style>
    <style:style style:name="P119" style:family="paragraph" style:parent-style-name="Standard">
      <style:paragraph-properties fo:line-height="100%"/>
      <style:text-properties fo:font-weight="normal" officeooo:rsid="00835ab3" officeooo:paragraph-rsid="00835ab3" style:font-weight-asian="normal" style:font-weight-complex="normal"/>
    </style:style>
    <style:style style:name="P120" style:family="paragraph" style:parent-style-name="Standard">
      <style:paragraph-properties fo:line-height="100%"/>
      <style:text-properties fo:font-weight="normal" officeooo:rsid="00863738" officeooo:paragraph-rsid="00863738" style:font-weight-asian="normal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122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123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125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126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127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128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129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130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131" style:family="paragraph" style:parent-style-name="Standard">
      <style:paragraph-properties fo:line-height="100%" fo:break-before="page"/>
      <style:text-properties fo:font-weight="bold" officeooo:rsid="007aa141" officeooo:paragraph-rsid="007aa141" style:font-weight-asian="bold" style:font-weight-complex="bold"/>
    </style:style>
    <style:style style:name="P132" style:family="paragraph" style:parent-style-name="Standard" style:list-style-name="L1">
      <style:text-properties fo:color="#ff0000" officeooo:rsid="00073bb5" officeooo:paragraph-rsid="00073bb5"/>
    </style:style>
    <style:style style:name="P133" style:family="paragraph" style:parent-style-name="Standard" style:list-style-name="L8">
      <style:text-properties fo:color="#ff0000" officeooo:rsid="00073bb5" officeooo:paragraph-rsid="00073bb5"/>
    </style:style>
    <style:style style:name="P134" style:family="paragraph" style:parent-style-name="Standard" style:list-style-name="L2">
      <style:text-properties fo:color="#ff0000" officeooo:rsid="00188e61" officeooo:paragraph-rsid="00188e61"/>
    </style:style>
    <style:style style:name="P135" style:family="paragraph" style:parent-style-name="Standard" style:list-style-name="L4">
      <style:text-properties fo:color="#ff0000" officeooo:rsid="0026d40f" officeooo:paragraph-rsid="0026d40f"/>
    </style:style>
    <style:style style:name="P136" style:family="paragraph" style:parent-style-name="Standard" style:list-style-name="L5">
      <style:text-properties fo:color="#ff0000" officeooo:rsid="0026d40f" officeooo:paragraph-rsid="0026d40f"/>
    </style:style>
    <style:style style:name="P137" style:family="paragraph" style:parent-style-name="Standard" style:list-style-name="L6">
      <style:text-properties fo:color="#ff0000" officeooo:rsid="0012269b" officeooo:paragraph-rsid="0012269b"/>
    </style:style>
    <style:style style:name="P138" style:family="paragraph" style:parent-style-name="Standard" style:list-style-name="L7">
      <style:text-properties fo:color="#ff0000" officeooo:rsid="0012269b" officeooo:paragraph-rsid="0012269b"/>
    </style:style>
    <style:style style:name="P139" style:family="paragraph" style:parent-style-name="Standard" style:list-style-name="L3">
      <style:text-properties officeooo:paragraph-rsid="0018f3c7"/>
    </style:style>
    <style:style style:name="P140" style:family="paragraph" style:parent-style-name="Standard" style:list-style-name="L3">
      <style:text-properties officeooo:rsid="0018f3c7" officeooo:paragraph-rsid="0018f3c7"/>
    </style:style>
    <style:style style:name="P141" style:family="paragraph" style:parent-style-name="Standard">
      <style:text-properties officeooo:rsid="0018f3c7" officeooo:paragraph-rsid="0018f3c7"/>
    </style:style>
    <style:style style:name="P142" style:family="paragraph" style:parent-style-name="Standard" style:list-style-name="L9">
      <style:paragraph-properties fo:line-height="115%"/>
      <style:text-properties officeooo:rsid="003a01ce" officeooo:paragraph-rsid="003a01ce"/>
    </style:style>
    <style:style style:name="P143" style:family="paragraph" style:parent-style-name="Standard" style:list-style-name="L10">
      <style:paragraph-properties fo:line-height="100%"/>
      <style:text-properties officeooo:paragraph-rsid="006e3a09"/>
    </style:style>
    <style:style style:name="P144" style:family="paragraph" style:parent-style-name="Standard" style:list-style-name="L10">
      <style:paragraph-properties fo:line-height="100%"/>
      <style:text-properties officeooo:paragraph-rsid="007037b8"/>
    </style:style>
    <style:style style:name="P145" style:family="paragraph" style:parent-style-name="Standard">
      <style:paragraph-properties fo:line-height="100%"/>
      <style:text-properties officeooo:paragraph-rsid="0079265a"/>
    </style:style>
    <style:style style:name="P146" style:family="paragraph" style:parent-style-name="Standard">
      <style:paragraph-properties fo:line-height="100%"/>
      <style:text-properties officeooo:paragraph-rsid="0091b213"/>
    </style:style>
    <style:style style:name="P147" style:family="paragraph" style:parent-style-name="Standard">
      <style:paragraph-properties fo:line-height="100%"/>
      <style:text-properties officeooo:paragraph-rsid="00936952"/>
    </style:style>
    <style:style style:name="P148" style:family="paragraph" style:parent-style-name="Standard">
      <style:paragraph-properties fo:line-height="100%"/>
      <style:text-properties officeooo:paragraph-rsid="00940908"/>
    </style:style>
    <style:style style:name="P149" style:family="paragraph" style:parent-style-name="Standard">
      <style:paragraph-properties fo:line-height="100%"/>
      <style:text-properties officeooo:paragraph-rsid="0097a1b6"/>
    </style:style>
    <style:style style:name="P150" style:family="paragraph" style:parent-style-name="Standard">
      <style:paragraph-properties fo:line-height="100%"/>
      <style:text-properties officeooo:paragraph-rsid="0098f07e"/>
    </style:style>
    <style:style style:name="P151" style:family="paragraph" style:parent-style-name="Standard" style:list-style-name="L10">
      <style:paragraph-properties fo:line-height="100%"/>
      <style:text-properties officeooo:rsid="006cc84d" officeooo:paragraph-rsid="006e3a09"/>
    </style:style>
    <style:style style:name="P152" style:family="paragraph" style:parent-style-name="Standard">
      <style:paragraph-properties fo:line-height="100%"/>
      <style:text-properties style:use-window-font-color="true" fo:font-weight="normal" officeooo:rsid="00685481" officeooo:paragraph-rsid="008909b1" style:font-weight-asian="normal" style:font-weight-complex="normal"/>
    </style:style>
    <style:style style:name="P153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154" style:family="paragraph" style:parent-style-name="Standard">
      <style:paragraph-properties fo:line-height="100%"/>
      <style:text-properties fo:font-weight="bold" officeooo:rsid="00863738" officeooo:paragraph-rsid="00863738" style:font-weight-asian="bold" style:font-weight-complex="bold"/>
    </style:style>
    <style:style style:name="P155" style:family="paragraph" style:parent-style-name="Standard">
      <style:paragraph-properties fo:line-height="100%"/>
      <style:text-properties fo:font-weight="bold" officeooo:rsid="007dc5bf" officeooo:paragraph-rsid="00863738" style:font-weight-asian="bold" style:font-weight-complex="bold"/>
    </style:style>
    <style:style style:name="P156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157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158" style:family="paragraph" style:parent-style-name="Standard">
      <style:paragraph-properties fo:line-height="100%"/>
      <style:text-properties officeooo:rsid="0091b213" officeooo:paragraph-rsid="0091b213"/>
    </style:style>
    <style:style style:name="P159" style:family="paragraph" style:parent-style-name="Standard">
      <style:paragraph-properties fo:line-height="100%"/>
      <style:text-properties officeooo:rsid="00745134" officeooo:paragraph-rsid="00745134"/>
    </style:style>
    <style:style style:name="P160" style:family="paragraph" style:parent-style-name="Standard">
      <style:paragraph-properties fo:line-height="100%"/>
      <style:text-properties officeooo:rsid="00745134" officeooo:paragraph-rsid="00936952"/>
    </style:style>
    <style:style style:name="P161" style:family="paragraph" style:parent-style-name="Standard">
      <style:paragraph-properties fo:line-height="100%"/>
      <style:text-properties officeooo:rsid="00936952" officeooo:paragraph-rsid="00936952"/>
    </style:style>
    <style:style style:name="P162" style:family="paragraph" style:parent-style-name="Standard">
      <style:paragraph-properties fo:line-height="100%"/>
      <style:text-properties officeooo:rsid="00940908" officeooo:paragraph-rsid="00940908"/>
    </style:style>
    <style:style style:name="P163" style:family="paragraph" style:parent-style-name="Standard">
      <style:paragraph-properties fo:line-height="100%"/>
      <style:text-properties officeooo:rsid="009600b6" officeooo:paragraph-rsid="009600b6"/>
    </style:style>
    <style:style style:name="P164" style:family="paragraph" style:parent-style-name="Standard">
      <style:text-properties officeooo:rsid="000292bb" officeooo:paragraph-rsid="0005e742"/>
    </style:style>
    <style:style style:name="P165" style:family="paragraph" style:parent-style-name="Standard">
      <style:paragraph-properties fo:line-height="115%"/>
      <style:text-properties officeooo:paragraph-rsid="005fae66"/>
    </style:style>
    <style:style style:name="P166" style:family="paragraph" style:parent-style-name="Standard">
      <style:paragraph-properties fo:line-height="115%"/>
      <style:text-properties officeooo:paragraph-rsid="00495423"/>
    </style:style>
    <style:style style:name="P167" style:family="paragraph" style:parent-style-name="Standard">
      <style:paragraph-properties fo:line-height="115%"/>
      <style:text-properties officeooo:rsid="0040ace3" officeooo:paragraph-rsid="0098f07e"/>
    </style:style>
    <style:style style:name="P168" style:family="paragraph" style:parent-style-name="Standard">
      <style:paragraph-properties fo:line-height="100%"/>
      <style:text-properties officeooo:rsid="00685481" officeooo:paragraph-rsid="008909b1"/>
    </style:style>
    <style:style style:name="P169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line-height="100%" fo:break-before="page"/>
      <style:text-properties officeooo:rsid="00685481" officeooo:paragraph-rsid="008909b1"/>
    </style:style>
    <style:style style:name="T1" style:family="text">
      <style:text-properties officeooo:rsid="0005e742"/>
    </style:style>
    <style:style style:name="T2" style:family="text">
      <style:text-properties officeooo:rsid="00073bb5"/>
    </style:style>
    <style:style style:name="T3" style:family="text">
      <style:text-properties officeooo:rsid="000ee37d"/>
    </style:style>
    <style:style style:name="T4" style:family="text">
      <style:text-properties officeooo:rsid="00114051"/>
    </style:style>
    <style:style style:name="T5" style:family="text">
      <style:text-properties officeooo:rsid="00186c08"/>
    </style:style>
    <style:style style:name="T6" style:family="text">
      <style:text-properties officeooo:rsid="0018f3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a55b6" style:font-weight-asian="bold" style:font-weight-complex="bold"/>
    </style:style>
    <style:style style:name="T9" style:family="text">
      <style:text-properties fo:font-weight="bold" officeooo:rsid="002e1600" style:font-weight-asian="bold" style:font-weight-complex="bold"/>
    </style:style>
    <style:style style:name="T10" style:family="text">
      <style:text-properties fo:font-weight="bold" officeooo:rsid="007dc5bf" style:font-weight-asian="bold" style:font-weight-complex="bold"/>
    </style:style>
    <style:style style:name="T11" style:family="text">
      <style:text-properties fo:font-weight="bold" officeooo:rsid="007fa5ba" style:font-weight-asian="bold" style:font-weight-complex="bold"/>
    </style:style>
    <style:style style:name="T12" style:family="text">
      <style:text-properties fo:font-weight="bold" officeooo:rsid="00863738" style:font-weight-asian="bold" style:font-weight-complex="bold"/>
    </style:style>
    <style:style style:name="T13" style:family="text">
      <style:text-properties officeooo:rsid="001a55b6"/>
    </style:style>
    <style:style style:name="T14" style:family="text">
      <style:text-properties officeooo:rsid="001b7ac1"/>
    </style:style>
    <style:style style:name="T15" style:family="text">
      <style:text-properties officeooo:rsid="001c480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f49d4" style:font-style-asian="italic" style:font-style-complex="italic"/>
    </style:style>
    <style:style style:name="T18" style:family="text">
      <style:text-properties fo:font-style="italic" officeooo:rsid="0020be15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21" style:family="text">
      <style:text-properties officeooo:rsid="00238ecd"/>
    </style:style>
    <style:style style:name="T22" style:family="text">
      <style:text-properties officeooo:rsid="0026d40f"/>
    </style:style>
    <style:style style:name="T23" style:family="text">
      <style:text-properties officeooo:rsid="002995de"/>
    </style:style>
    <style:style style:name="T24" style:family="text">
      <style:text-properties officeooo:rsid="002ab5f6"/>
    </style:style>
    <style:style style:name="T25" style:family="text">
      <style:text-properties officeooo:rsid="002c393c"/>
    </style:style>
    <style:style style:name="T26" style:family="text">
      <style:text-properties officeooo:rsid="002e1600"/>
    </style:style>
    <style:style style:name="T27" style:family="text">
      <style:text-properties officeooo:rsid="0031063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e1600" style:font-weight-asian="normal" style:font-weight-complex="normal"/>
    </style:style>
    <style:style style:name="T30" style:family="text">
      <style:text-properties fo:font-weight="normal" officeooo:rsid="0031063a" style:font-weight-asian="normal" style:font-weight-complex="normal"/>
    </style:style>
    <style:style style:name="T31" style:family="text">
      <style:text-properties fo:font-weight="normal" officeooo:rsid="0082ba18" style:font-weight-asian="normal" style:font-weight-complex="normal"/>
    </style:style>
    <style:style style:name="T32" style:family="text">
      <style:text-properties fo:font-weight="normal" officeooo:rsid="00863738" style:font-weight-asian="normal" style:font-weight-complex="normal"/>
    </style:style>
    <style:style style:name="T33" style:family="text">
      <style:text-properties fo:font-weight="normal" officeooo:rsid="008cefca" style:font-weight-asian="normal" style:font-weight-complex="normal"/>
    </style:style>
    <style:style style:name="T34" style:family="text">
      <style:text-properties fo:font-weight="normal" officeooo:rsid="008de424" style:font-weight-asian="normal" style:font-weight-complex="normal"/>
    </style:style>
    <style:style style:name="T35" style:family="text">
      <style:text-properties officeooo:rsid="003131fa"/>
    </style:style>
    <style:style style:name="T36" style:family="text">
      <style:text-properties officeooo:rsid="003366c6"/>
    </style:style>
    <style:style style:name="T37" style:family="text">
      <style:text-properties officeooo:rsid="0035065f"/>
    </style:style>
    <style:style style:name="T38" style:family="text">
      <style:text-properties officeooo:rsid="00365b6d"/>
    </style:style>
    <style:style style:name="T39" style:family="text">
      <style:text-properties officeooo:rsid="003a01ce"/>
    </style:style>
    <style:style style:name="T40" style:family="text">
      <style:text-properties officeooo:rsid="0041315f"/>
    </style:style>
    <style:style style:name="T41" style:family="text">
      <style:text-properties officeooo:rsid="0041ce35"/>
    </style:style>
    <style:style style:name="T42" style:family="text">
      <style:text-properties officeooo:rsid="00495423"/>
    </style:style>
    <style:style style:name="T43" style:family="text">
      <style:text-properties officeooo:rsid="004961a2"/>
    </style:style>
    <style:style style:name="T44" style:family="text">
      <style:text-properties officeooo:rsid="004a998d"/>
    </style:style>
    <style:style style:name="T45" style:family="text">
      <style:text-properties officeooo:rsid="0050044a"/>
    </style:style>
    <style:style style:name="T46" style:family="text">
      <style:text-properties officeooo:rsid="0050643a"/>
    </style:style>
    <style:style style:name="T47" style:family="text">
      <style:text-properties style:text-underline-style="none" officeooo:rsid="0050643a"/>
    </style:style>
    <style:style style:name="T48" style:family="text">
      <style:text-properties officeooo:rsid="00523632"/>
    </style:style>
    <style:style style:name="T49" style:family="text">
      <style:text-properties officeooo:rsid="00566b9a"/>
    </style:style>
    <style:style style:name="T50" style:family="text">
      <style:text-properties officeooo:rsid="00579098"/>
    </style:style>
    <style:style style:name="T51" style:family="text">
      <style:text-properties officeooo:rsid="00595b66"/>
    </style:style>
    <style:style style:name="T52" style:family="text">
      <style:text-properties officeooo:rsid="005e617e"/>
    </style:style>
    <style:style style:name="T53" style:family="text">
      <style:text-properties officeooo:rsid="005fae66"/>
    </style:style>
    <style:style style:name="T54" style:family="text">
      <style:text-properties officeooo:rsid="00632e51"/>
    </style:style>
    <style:style style:name="T55" style:family="text">
      <style:text-properties officeooo:rsid="0040ace3"/>
    </style:style>
    <style:style style:name="T56" style:family="text">
      <style:text-properties officeooo:rsid="006b15e0"/>
    </style:style>
    <style:style style:name="T57" style:family="text">
      <style:text-properties officeooo:rsid="006b5675"/>
    </style:style>
    <style:style style:name="T58" style:family="text">
      <style:text-properties officeooo:rsid="006cc84d"/>
    </style:style>
    <style:style style:name="T59" style:family="text">
      <style:text-properties officeooo:rsid="006e3a09"/>
    </style:style>
    <style:style style:name="T60" style:family="text">
      <style:text-properties officeooo:rsid="007037b8"/>
    </style:style>
    <style:style style:name="T61" style:family="text">
      <style:text-properties officeooo:rsid="00756d32"/>
    </style:style>
    <style:style style:name="T62" style:family="text">
      <style:text-properties officeooo:rsid="0079265a"/>
    </style:style>
    <style:style style:name="T63" style:family="text">
      <style:text-properties officeooo:rsid="007aa141"/>
    </style:style>
    <style:style style:name="T64" style:family="text">
      <style:text-properties officeooo:rsid="00685481"/>
    </style:style>
    <style:style style:name="T65" style:family="text">
      <style:text-properties officeooo:rsid="007d1779"/>
    </style:style>
    <style:style style:name="T66" style:family="text">
      <style:text-properties style:use-window-font-color="true"/>
    </style:style>
    <style:style style:name="T67" style:family="text">
      <style:text-properties style:use-window-font-color="true" officeooo:rsid="00687220"/>
    </style:style>
    <style:style style:name="T68" style:family="text">
      <style:text-properties officeooo:rsid="007fd98a"/>
    </style:style>
    <style:style style:name="T69" style:family="text">
      <style:text-properties officeooo:rsid="0081b142"/>
    </style:style>
    <style:style style:name="T70" style:family="text">
      <style:text-properties officeooo:rsid="0082e30a"/>
    </style:style>
    <style:style style:name="T71" style:family="text">
      <style:text-properties officeooo:rsid="00835ab3"/>
    </style:style>
    <style:style style:name="T72" style:family="text">
      <style:text-properties officeooo:rsid="008909b1"/>
    </style:style>
    <style:style style:name="T73" style:family="text">
      <style:text-properties officeooo:rsid="008fde9c"/>
    </style:style>
    <style:style style:name="T74" style:family="text">
      <style:text-properties officeooo:rsid="0091b213"/>
    </style:style>
    <style:style style:name="T75" style:family="text">
      <style:text-properties officeooo:rsid="00936952"/>
    </style:style>
    <style:style style:name="T76" style:family="text">
      <style:text-properties officeooo:rsid="00940908"/>
    </style:style>
    <style:style style:name="T77" style:family="text">
      <style:text-properties officeooo:rsid="009600b6"/>
    </style:style>
    <style:style style:name="T78" style:family="text">
      <style:text-properties officeooo:rsid="0097a1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Времена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37">Present Simple</text:p>
      <text:p text:style-name="P1"/>
      <text:p text:style-name="P70"><text:span text:style-name="T5">М</text:span><text:span text:style-name="T2">аячки времени Present Simple:</text:span></text:p>
      <text:list xml:id="list4132596240" text:style-name="L1">
        <text:list-item>
          <text:p text:style-name="P132">always — всегда, постоянно;</text:p>
        </text:list-item>
        <text:list-item>
          <text:p text:style-name="P132">usually — обычно;</text:p>
        </text:list-item>
        <text:list-item>
          <text:p text:style-name="P132">often — часто;</text:p>
        </text:list-item>
        <text:list-item>
          <text:p text:style-name="P132">sometimes — иногда, время от времени;</text:p>
        </text:list-item>
        <text:list-item>
          <text:p text:style-name="P132">hardly ever — едва ли, почти никогда;</text:p>
        </text:list-item>
        <text:list-item>
          <text:p text:style-name="P132">never — никогда;</text:p>
        </text:list-item>
      </text:list>
      <text:p text:style-name="P4"/>
      <text:p text:style-name="P6"><text:span text:style-name="T3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4">ь</text:span><text:span text:style-name="T3">ся как: «действительно», «на самом деле», «правда», «очень».</text:span></text:p>
      <text:p text:style-name="P6"/>
      <text:p text:style-name="P16">You <text:span text:style-name="T7">do</text:span> want to receive a letter from Joe? — Ты <text:span text:style-name="T7">действительно</text:span> хочешь получ. письмо от Джо?</text:p>
      <text:p text:style-name="P16">You <text:span text:style-name="T7">do</text:span> like him, don`t you — Он тебе <text:span text:style-name="T7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81">Present Continuous</text:p>
      <text:p text:style-name="P80"/>
      <text:p text:style-name="P10">Глагол в <text:span text:style-name="T42">форме </text:span>Continuous, англоговорящие воспринимают как причастие (какой?)</text:p>
      <text:p text:style-name="P9"/>
      <text:p text:style-name="P72">Маячки времени Present Continuous:</text:p>
      <text:list xml:id="list1112651153" text:style-name="L2">
        <text:list-item>
          <text:p text:style-name="P134">look — смотри;</text:p>
        </text:list-item>
        <text:list-item>
          <text:p text:style-name="P134">listen — послушай;</text:p>
        </text:list-item>
        <text:list-item>
          <text:p text:style-name="P134">now/right now — сейчас / прямо сейчас (обычно в конце);</text:p>
        </text:list-item>
        <text:list-item>
          <text:p text:style-name="P134">at the moment — в этот момент (обычно в конце);</text:p>
        </text:list-item>
        <text:list-item>
          <text:p text:style-name="P134">currently — в текущий момент;</text:p>
        </text:list-item>
        <text:list-item>
          <text:p text:style-name="P134">today — сегодня (в некоторых случая);</text:p>
        </text:list-item>
        <text:list-item>
          <text:p text:style-name="P134">this weak/year — на этой неделе / в этом году (в некоторый случаях);</text:p>
        </text:list-item>
      </text:list>
      <text:p text:style-name="P11"/>
      <text:p text:style-name="P25"><text:span text:style-name="T6">Present Continuos может передавать скрытое </text:span><text:span text:style-name="T13">значение</text:span><text:span text:style-name="T6">:</text:span></text:p>
      <text:list xml:id="list3183601928" text:style-name="L3">
        <text:list-item>
          <text:p text:style-name="P140">кто-то вовлечен в процесс, хотя прямо сейчас им не занимается;</text:p>
        </text:list-item>
        <text:list-item>
          <text:p text:style-name="P140">ситуация меняется, она не статична;</text:p>
        </text:list-item>
        <text:list-item>
          <text:p text:style-name="P140">сегодня что-то происходит не так, как происходит обычно;</text:p>
        </text:list-item>
        <text:list-item>
          <text:p text:style-name="P139"><text:span text:style-name="T6">кто-то говорит о </text:span><text:span text:style-name="T15">регулярном </text:span><text:span text:style-name="T6">де</text:span><text:span text:style-name="T13">й</text:span><text:span text:style-name="T6">ствии с раздражением;</text:span></text:p>
        </text:list-item>
      </text:list>
      <text:p text:style-name="P13"><text:span text:style-name="T16"/></text:p>
      <text:p text:style-name="P13"><text:span text:style-name="T16">Ron </text:span><text:span text:style-name="T19">is trying</text:span><text:span text:style-name="T16"> to find a well-paid job — Рон </text:span><text:span text:style-name="T19">пытается</text:span><text:span text:style-name="T16"> найти высокооплачеваемую работу </text:span></text:p>
      <text:p text:style-name="P17">(Рон вовлечен в процесс, хотя прямо сейчас он может заниматься другими делами)</text:p>
      <text:p text:style-name="P17"><text:soft-page-break/>Is <text:span text:style-name="T7">is getting</text:span> colder every day — Каждый день <text:span text:style-name="T7">становится</text:span> холоднее (погода меняется, </text:p>
      <text:p text:style-name="P17">при этом изменения еще не окончены, следует ожидать понижения температуры).</text:p>
      <text:p text:style-name="P17"/>
      <text:p text:style-name="P24"><text:span text:style-name="T17">His English </text:span><text:span text:style-name="T20">isn`t improving</text:span><text:span text:style-name="T17"> through he studies hard — Его английский </text:span><text:span text:style-name="T20">не улучшается</text:span><text:span text:style-name="T17">, хотя он много занимается (</text:span><text:span text:style-name="T18">хотя ситуация и нестатична, она не меняется</text:span><text:span text:style-name="T17">).</text:span></text:p>
      <text:p text:style-name="P17"/>
      <text:p text:style-name="P23"><text:span text:style-name="T13">He usually visits his parrents at weekends, but this weekend he </text:span><text:span text:style-name="T8">is spending</text:span><text:span text:style-name="T13"> time with his girlfriend — Он обычно навещает своих родителей по выходным, но в эти выходные он </text:span><text:span text:style-name="T8">проводит</text:span><text:span text:style-name="T13"> </text:span></text:p>
      <text:p text:style-name="P20">время вместе со своей девушкой (на этих выходных все по другому, не так, как обычно).</text:p>
      <text:p text:style-name="P23"/>
      <text:p text:style-name="P22">He <text:span text:style-name="T7">isn`t wearing</text:span> his favorite cap today, that`s strange — Он <text:span text:style-name="T7">не носит</text:span> сегодня свою любимую кепку, это странно (то же самое, сегодня происходит что-то не то)</text:p>
      <text:p text:style-name="P18"/>
      <text:p text:style-name="P19">She <text:span text:style-name="T7">is</text:span> always <text:span text:style-name="T7">complaining</text:span> about her life! — Она все время <text:span text:style-name="T7">жалуется</text:span> по поводу своей жизни!</text:p>
      <text:p text:style-name="P24"><text:span text:style-name="T17">He </text:span><text:span text:style-name="T20">isn`t doing</text:span><text:span text:style-name="T17"> his homework again! - Он опять </text:span><text:span text:style-name="T20">не делает</text:span><text:span text:style-name="T17"> домашнюю работу!</text:span></text:p>
      <text:p text:style-name="P19">(регулярность с ноткой раздражения передается через Present Continuous)</text:p>
      <text:p text:style-name="P14"/>
      <text:p text:style-name="P15">Случаи, когда меняется ситуация, часто выражают с пом. глаголов: get, change, become, increase, rise (подняться), fall, grow, improve, begin, start.</text:p>
      <text:p text:style-name="P15"/>
      <text:p text:style-name="P21"><text:span text:style-name="T7">Is</text:span> your English <text:span text:style-name="T7">getting</text:span> better? — Твой английский <text:span text:style-name="T7">становится</text:span> лучше?</text:p>
      <text:p text:style-name="P21">Prices <text:span text:style-name="T7">are increasing</text:span> — Цены <text:span text:style-name="T7">растут</text:span>.</text:p>
      <text:p text:style-name="P15"/>
      <text:p text:style-name="P73"><text:span text:style-name="T14">Глаголы, которые </text:span><text:span text:style-name="T21">неиспользуются</text:span><text:span text:style-name="T14"> в Continuous</text:span></text:p>
      <text:p text:style-name="P74"/>
      <text:p text:style-name="P75"><text:span text:style-name="T22">К</text:span> таким глаголам относятся действия, которые невозможно увидеть в процессе.</text:p>
      <text:p text:style-name="P76">Обычно это глаголы состояния.</text:p>
      <text:p text:style-name="P76"/>
      <text:p text:style-name="P76">Глаголы чувственного восприятия (senses/perception):</text:p>
      <text:list xml:id="list3467862650" text:style-name="L4">
        <text:list-item>
          <text:p text:style-name="P135">feel — чувствовать;</text:p>
        </text:list-item>
        <text:list-item>
          <text:p text:style-name="P135">hear — слышать;</text:p>
        </text:list-item>
        <text:list-item>
          <text:p text:style-name="P135">see — видеть;</text:p>
        </text:list-item>
        <text:list-item>
          <text:p text:style-name="P135">smell — нюхать;</text:p>
        </text:list-item>
        <text:list-item>
          <text:p text:style-name="P135">taste — иметь вкус;</text:p>
        </text:list-item>
      </text:list>
      <text:p text:style-name="P76"/>
      <text:p text:style-name="P76">Глаголы, помогающие выразить мнение (opinion):</text:p>
      <text:list xml:id="list76072115" text:style-name="L5">
        <text:list-item>
          <text:p text:style-name="P136">assume — полагать;</text:p>
        </text:list-item>
        <text:list-item>
          <text:p text:style-name="P136">believe — верить;</text:p>
        </text:list-item>
        <text:list-item>
          <text:p text:style-name="P136">consider — считать, полагать;</text:p>
        </text:list-item>
        <text:list-item>
          <text:p text:style-name="P136">doubt — сомневаться;</text:p>
        </text:list-item>
        <text:list-item>
          <text:p text:style-name="P136">find — находить;</text:p>
        </text:list-item>
        <text:list-item>
          <text:p text:style-name="P136">suppose — предполагать;</text:p>
        </text:list-item>
        <text:list-item>
          <text:p text:style-name="P136">think— думать;</text:p>
        </text:list-item>
      </text:list>
      <text:p text:style-name="P76"/>
      <text:p text:style-name="P77">Глаголы, помогающие показать состояние мыслей (mental states)</text:p>
      <text:list xml:id="list3203597965" text:style-name="L6">
        <text:list-item>
          <text:p text:style-name="P137">forget — забывать;</text:p>
        </text:list-item>
        <text:list-item>
          <text:p text:style-name="P137">imagine — воображать;</text:p>
        </text:list-item>
        <text:list-item>
          <text:p text:style-name="P137">know — знать;</text:p>
        </text:list-item>
        <text:list-item>
          <text:p text:style-name="P137">mean — иметь в виду;</text:p>
        </text:list-item>
        <text:list-item>
          <text:p text:style-name="P137">notice — замечать, обращать внимание;</text:p>
        </text:list-item>
        <text:list-item>
          <text:p text:style-name="P137">recognise — узнавать;</text:p>
        </text:list-item>
        <text:list-item>
          <text:p text:style-name="P137">remember — помнить;</text:p>
        </text:list-item>
        <text:list-item>
          <text:p text:style-name="P137"><text:soft-page-break/>understand — понимать;</text:p>
        </text:list-item>
      </text:list>
      <text:p text:style-name="P77"/>
      <text:p text:style-name="P77">Глаголы, выражающие эмоции и желания (emotions/desires):</text:p>
      <text:list xml:id="list1011808618" text:style-name="L7">
        <text:list-item>
          <text:p text:style-name="P138">dislike — не любить, не нравиться;</text:p>
        </text:list-item>
        <text:list-item>
          <text:p text:style-name="P138">envy — завидовать;</text:p>
        </text:list-item>
        <text:list-item>
          <text:p text:style-name="P138">fear — бояться;</text:p>
        </text:list-item>
        <text:list-item>
          <text:p text:style-name="P138">hate — ненавидеть;</text:p>
        </text:list-item>
        <text:list-item>
          <text:p text:style-name="P138">hope — надеяться;</text:p>
        </text:list-item>
        <text:list-item>
          <text:p text:style-name="P138">like — любить, нравиться;</text:p>
        </text:list-item>
        <text:list-item>
          <text:p text:style-name="P138">love — любить;</text:p>
        </text:list-item>
        <text:list-item>
          <text:p text:style-name="P138">mind — возражать;</text:p>
        </text:list-item>
        <text:list-item>
          <text:p text:style-name="P138">need — нуждаться;</text:p>
        </text:list-item>
        <text:list-item>
          <text:p text:style-name="P138">prefer — предпочитать;</text:p>
        </text:list-item>
        <text:list-item>
          <text:p text:style-name="P138">regret — сожалеть;</text:p>
        </text:list-item>
        <text:list-item>
          <text:p text:style-name="P138">want — хотеть;</text:p>
        </text:list-item>
        <text:list-item>
          <text:p text:style-name="P138">wish — желать;</text:p>
        </text:list-item>
      </text:list>
      <text:p text:style-name="P71"/>
      <text:p text:style-name="P71">Другие глаголы:</text:p>
      <text:list xml:id="list2156904404" text:style-name="L8">
        <text:list-item>
          <text:p text:style-name="P133">be — быть;</text:p>
        </text:list-item>
        <text:list-item>
          <text:p text:style-name="P133">care — быть не безразличным, заботиться;</text:p>
        </text:list-item>
        <text:list-item>
          <text:p text:style-name="P133">contain — содержать;</text:p>
        </text:list-item>
        <text:list-item>
          <text:p text:style-name="P133">cost — стоить, иметь стоимость;</text:p>
        </text:list-item>
        <text:list-item>
          <text:p text:style-name="P133">have — иметь, владеть;</text:p>
        </text:list-item>
        <text:list-item>
          <text:p text:style-name="P133">possess — владеть;</text:p>
        </text:list-item>
        <text:list-item>
          <text:p text:style-name="P133">look — выглядеть;</text:p>
        </text:list-item>
        <text:list-item>
          <text:p text:style-name="P133">seem — казаться;</text:p>
        </text:list-item>
        <text:list-item>
          <text:p text:style-name="P133">weigh — весить, иметь вес;</text:p>
        </text:list-item>
      </text:list>
      <text:p text:style-name="P4"/>
      <text:p text:style-name="P32">Глаголы смешанного типа</text:p>
      <text:p text:style-name="P49"/>
      <text:p text:style-name="P49">Они могут быть <text:span text:style-name="T24">как </text:span>нормальными, <text:span text:style-name="T24">так</text:span> и становится non-continuous, в зависимости от того, </text:p>
      <text:p text:style-name="P49">какой смысл транслируют <text:span text:style-name="T23">или</text:span> когда входят в устойчивые выражения.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47555861040">
          <table:table-cell table:style-name="Table1.A1" office:value-type="string">
            <text:p text:style-name="P123">Глагол</text:p>
          </table:table-cell>
          <table:table-cell table:style-name="Table1.A1" office:value-type="string">
            <text:p text:style-name="P123">Non-continuous</text:p>
          </table:table-cell>
          <table:table-cell table:style-name="Table1.C1" office:value-type="string">
            <text:p text:style-name="P123">Нормальный</text:p>
          </table:table-cell>
        </table:table-row>
        <table:table-row table:style-name="TableLine94647555944608">
          <table:table-cell table:style-name="Table1.A2" office:value-type="string">
            <text:p text:style-name="P121">appear</text:p>
          </table:table-cell>
          <table:table-cell table:style-name="Table1.A2" office:value-type="string">
            <text:p text:style-name="P122">в значении «казаться», «являтся»</text:p>
          </table:table-cell>
          <table:table-cell table:style-name="Table1.C2" office:value-type="string">
            <text:p text:style-name="P121">в значении «появляться»</text:p>
          </table:table-cell>
        </table:table-row>
        <table:table-row table:style-name="TableLine94647555946416">
          <table:table-cell table:style-name="Table1.A2" office:value-type="string">
            <text:p text:style-name="P121">have</text:p>
          </table:table-cell>
          <table:table-cell table:style-name="Table1.A2" office:value-type="string">
            <text:p text:style-name="P122">в значении «иметь», «владеть» </text:p>
          </table:table-cell>
          <table:table-cell table:style-name="Table1.C2" office:value-type="string">
            <text:p text:style-name="P121">в устойчивых выражениях</text:p>
          </table:table-cell>
        </table:table-row>
        <table:table-row table:style-name="TableLine94647555947216">
          <table:table-cell table:style-name="Table1.A2" office:value-type="string">
            <text:p text:style-name="P121">look</text:p>
          </table:table-cell>
          <table:table-cell table:style-name="Table1.A2" office:value-type="string">
            <text:p text:style-name="P121">в связке с прилагательным</text:p>
          </table:table-cell>
          <table:table-cell table:style-name="Table1.C2" office:value-type="string">
            <text:p text:style-name="P121">в связке с предлогоми (at, for)</text:p>
          </table:table-cell>
        </table:table-row>
        <table:table-row table:style-name="TableLine94647555948064">
          <table:table-cell table:style-name="Table1.A2" office:value-type="string">
            <text:p text:style-name="P121">miss</text:p>
          </table:table-cell>
          <table:table-cell table:style-name="Table1.A2" office:value-type="string">
            <text:p text:style-name="P121">в значении «скучать»</text:p>
          </table:table-cell>
          <table:table-cell table:style-name="Table1.C2" office:value-type="string">
            <text:p text:style-name="P124"><text:span text:style-name="T23">в значении </text:span>«<text:span text:style-name="T23">пропадать</text:span>»</text:p>
          </table:table-cell>
        </table:table-row>
        <table:table-row table:style-name="TableLine94647555949104">
          <table:table-cell table:style-name="Table1.A2" office:value-type="string">
            <text:p text:style-name="P126">hear</text:p>
          </table:table-cell>
          <table:table-cell table:style-name="Table1.A2" office:value-type="string">
            <text:p text:style-name="P127">в значении «слышать»</text:p>
            <text:p text:style-name="P129">(как физич. возможность)</text:p>
          </table:table-cell>
          <table:table-cell table:style-name="Table1.C2" office:value-type="string">
            <text:p text:style-name="P126">в значении «слышу то, чего не слышат другие» </text:p>
          </table:table-cell>
        </table:table-row>
        <table:table-row table:style-name="TableLine94647555950016">
          <table:table-cell table:style-name="Table1.A2" office:value-type="string">
            <text:p text:style-name="P128">see</text:p>
          </table:table-cell>
          <table:table-cell table:style-name="Table1.A2" office:value-type="string">
            <text:p text:style-name="P128">в значении «видеть»</text:p>
            <text:p text:style-name="P128">(как физич. возможность)</text:p>
          </table:table-cell>
          <table:table-cell table:style-name="Table1.C2" office:value-type="string">
            <text:p text:style-name="P125"><text:span text:style-name="T25">в значении «вижу то, чего не видят другие»; в устойч. </text:span><text:span text:style-name="T44">в</text:span><text:span text:style-name="T25">ыражен.</text:span></text:p>
          </table:table-cell>
        </table:table-row>
        <table:table-row table:style-name="TableLine94647555950976">
          <table:table-cell table:style-name="Table1.A2" office:value-type="string">
            <text:p text:style-name="P128">smell</text:p>
          </table:table-cell>
          <table:table-cell table:style-name="Table1.A2" office:value-type="string">
            <text:p text:style-name="P128">в значении «пахнуть»</text:p>
          </table:table-cell>
          <table:table-cell table:style-name="Table1.C2" office:value-type="string">
            <text:p text:style-name="P129">в значении «нюхать» </text:p>
            <text:p text:style-name="P129">(направленное действие)</text:p>
          </table:table-cell>
        </table:table-row>
        <table:table-row table:style-name="TableLine94647555951936">
          <table:table-cell table:style-name="Table1.A2" office:value-type="string">
            <text:p text:style-name="P128">taste</text:p>
          </table:table-cell>
          <table:table-cell table:style-name="Table1.A2" office:value-type="string">
            <text:p text:style-name="P130">в значении «вкусный»</text:p>
          </table:table-cell>
          <table:table-cell table:style-name="Table1.C2" office:value-type="string">
            <text:p text:style-name="P130">в значении «дегустировать»</text:p>
          </table:table-cell>
        </table:table-row>
        <table:table-row table:style-name="TableLine94647555952816">
          <table:table-cell table:style-name="Table1.A2" office:value-type="string">
            <text:p text:style-name="P130">thinks</text:p>
          </table:table-cell>
          <table:table-cell table:style-name="Table1.A2" office:value-type="string">
            <text:p text:style-name="P130">в значении «иметь мнение»</text:p>
          </table:table-cell>
          <table:table-cell table:style-name="Table1.C2" office:value-type="string">
            <text:p text:style-name="P130">в значении «мыслить»</text:p>
          </table:table-cell>
        </table:table-row>
        <table:table-row table:style-name="TableLine94647555953776">
          <table:table-cell table:style-name="Table1.A2" office:value-type="string">
            <text:p text:style-name="P130">weight</text:p>
          </table:table-cell>
          <table:table-cell table:style-name="Table1.A2" office:value-type="string">
            <text:p text:style-name="P130">в значении «весить»</text:p>
          </table:table-cell>
          <table:table-cell table:style-name="Table1.C2" office:value-type="string">
            <text:p text:style-name="P130">в значении «взвешиваться» (направленное действие)</text:p>
          </table:table-cell>
        </table:table-row>
        <text:soft-page-break/>
        <table:table-row table:style-name="TableLine94647555954736">
          <table:table-cell table:style-name="Table1.A2" office:value-type="string">
            <text:p text:style-name="P130">be</text:p>
          </table:table-cell>
          <table:table-cell table:style-name="Table1.A2" office:value-type="string">
            <text:p text:style-name="P130">в значении «быть», «являться»</text:p>
          </table:table-cell>
          <table:table-cell table:style-name="Table1.C2" office:value-type="string">
            <text:p text:style-name="P130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50"/>
      <text:p text:style-name="P50">She <text:span text:style-name="T7">hears</text:span> the music. — Она <text:span text:style-name="T7">слышит</text:span> музыку.</text:p>
      <text:p text:style-name="P50">I cannot believe what I <text:span text:style-name="T7">am hearing</text:span>. — Я не верю тому, что <text:span text:style-name="T7">слышу</text:span>.</text:p>
      <text:p text:style-name="P50"/>
      <text:p text:style-name="P51">She <text:span text:style-name="T7">is sick</text:span>. — Е<text:span text:style-name="T26">е</text:span> <text:span text:style-name="T9">тошнит</text:span><text:span text:style-name="T29"> </text:span><text:span text:style-name="T30">(тошнотное состояние)</text:span><text:span text:style-name="T28">.</text:span></text:p>
      <text:p text:style-name="P51">She <text:span text:style-name="T7">is being sick</text:span>. — У нее <text:span text:style-name="T7">тошнота </text:span>/ рвота (прямо сейчас).</text:p>
      <text:p text:style-name="P52">I don’t underst. why you <text:span text:style-name="T7">are being</text:span> so <text:span text:style-name="T7">rude</text:span> to me! — Я не понимаю, почему ты мне <text:span text:style-name="T7">грубишь</text:span>!</text:p>
      <text:p text:style-name="P52"/>
      <text:p text:style-name="P55"><text:span text:style-name="T27">Simple в основном связан с состоянием, </text:span><text:span text:style-name="T35">фактом, регулярным действием</text:span><text:span text:style-name="T27">.</text:span></text:p>
      <text:p text:style-name="P53">Continuous подчеркивает незавершенность, динамику, изменения.</text:p>
      <text:p text:style-name="P53"/>
      <text:p text:style-name="P33">Present Perfect</text:p>
      <text:p text:style-name="P56"/>
      <text:p text:style-name="P56">С пом. него говорят не о прошлом как таковом, а о результате, который важен сейчас.</text:p>
      <text:p text:style-name="P58">Выполненное дейсвтие показывает именно 3я форма глагола.</text:p>
      <text:p text:style-name="P58"/>
      <text:p text:style-name="P57"><text:span text:style-name="T38">Например, вопрос </text:span>«Have you been to Egypt?» нужно понимать <text:span text:style-name="T36">как</text:span> </text:p>
      <text:p text:style-name="P57">«У тебя есть <text:span text:style-name="T37">опыт </text:span>пребывания в Египте?».</text:p>
      <text:p text:style-name="P57"/>
      <text:p text:style-name="P59">Популярные шаблоны с Present Perfect</text:p>
      <text:p text:style-name="P59"/>
      <text:p text:style-name="P59">It’s the first time (первый/любой раз, когда что-то случилось).</text:p>
      <text:p text:style-name="P59">Have you ever been? (вы когда-нибудь бывали?).</text:p>
      <text:p text:style-name="P59">I have never done (я никогда не делал).</text:p>
      <text:p text:style-name="P59">I have got (у менять есть).</text:p>
      <text:p text:style-name="P59"/>
      <text:p text:style-name="P12"><text:span text:style-name="T39">Особые м</text:span>аячки времени:</text:p>
      <text:list xml:id="list380941907" text:style-name="L9">
        <text:list-item>
          <text:p text:style-name="P142">recently — в последнее время;</text:p>
        </text:list-item>
        <text:list-item>
          <text:p text:style-name="P142">so far — на дайнный момент, до настоящего времени;</text:p>
        </text:list-item>
        <text:list-item>
          <text:p text:style-name="P142">in the last few days/weeks/years — за несколько дней/недель/лет;</text:p>
        </text:list-item>
      </text:list>
      <text:p text:style-name="P60"/>
      <text:p text:style-name="P34">Present Perfect Continuus</text:p>
      <text:p text:style-name="P54"/>
      <text:p text:style-name="P85"><text:span text:style-name="T52">Показывает, как долго длилось действие до указанного момента в </text:span><text:span text:style-name="T54">настоящем</text:span><text:span text:style-name="T52">. </text:span></text:p>
      <text:p text:style-name="P54"/>
      <text:p text:style-name="P54">This is the day we’ve been waiting for — Настал день, которого мы так ждали.</text:p>
      <text:p text:style-name="P54"/>
      <text:p text:style-name="P29"><text:span text:style-name="T54">(е</text:span><text:span text:style-name="T55">сть долгий процесс </text:span><text:span text:style-name="T27">—</text:span><text:span text:style-name="T55"> ожидание. Подразумевается, что мы когда-то начали ждать, </text:span></text:p>
      <text:p text:style-name="P62">и ожидание продолжалось до сих пор. Напрямую о длительности не говорится, но есть ощущение непрерывного процесса<text:span text:style-name="T54">)</text:span>.</text:p>
      <text:p text:style-name="P61"/>
      <text:p text:style-name="P167">You look tired. Yes, I know. I’ve been exercising — </text:p>
      <text:p text:style-name="P167"><text:span text:style-name="T40">Ты выглядешь уставшим. Да, я знаю. Я занимался спортом. </text:span></text:p>
      <text:p text:style-name="P167"/>
      <text:p text:style-name="P167"><text:span text:style-name="T54">(п</text:span><text:span text:style-name="T41">роцесс закончился буквально только что; </text:span><text:span text:style-name="T54">е</text:span><text:span text:style-name="T41">сть очевидные результаты прямо сейчас</text:span><text:span text:style-name="T54">)</text:span></text:p>
      <text:p text:style-name="P30"/>
      <text:p text:style-name="P30"><text:soft-page-break/><text:span text:style-name="T41">We’ve been busy the whole week — Мы были заняты всю неделю </text:span><text:span text:style-name="T53">(хотя</text:span><text:span text:style-name="T41"> перевод </text:span><text:span text:style-name="T53">и </text:span><text:span text:style-name="T41">в прошлом, </text:span><text:span text:style-name="T53">но </text:span><text:span text:style-name="T41">подразумевается что неделя еще не закончилась; <text:s/>have не используется с -ing</text:span><text:span text:style-name="T53">).</text:span></text:p>
      <text:p text:style-name="P28"/>
      <text:p text:style-name="P63">Глаголы, c которыми можно использовать как Present Perfect, так и Present Perfect Continuous; разницы не будет: live, work, teach, study.</text:p>
      <text:p text:style-name="P63"/>
      <text:p text:style-name="P63">How long have you worked for your boss? <text:span text:style-name="T41">—</text:span> Как долго ты работаешь на своего босса?</text:p>
      <text:p text:style-name="P64">How long have you been working for your boss? <text:span text:style-name="T41">—</text:span> Как долго ты работаешь на своего босса?</text:p>
      <text:p text:style-name="P63"/>
      <text:p text:style-name="P65">Present Continuous сообщает, что кто-то находится в процессе.</text:p>
      <text:p text:style-name="P65">Present Perfect Continuous сообщает, что кто-то занят процессом какое-то время.</text:p>
      <text:p text:style-name="P63"/>
      <text:p text:style-name="P35">Отличия Past Simple от Present Perfect</text:p>
      <text:p text:style-name="P66"/>
      <text:p text:style-name="P66">I didn’t talk to Tom yesterday — Я не говорил с Томом вчера.</text:p>
      <text:p text:style-name="P66">I haven’t talked to Tom yet — Я еще не говорил с Томом.</text:p>
      <text:p text:style-name="P66"/>
      <text:p text:style-name="P66">Первый пример имеет явный указатель прошлого — yesterday.</text:p>
      <text:p text:style-name="P66">Второй пример не имеет указателя на прошлое, но имеет указатель результата — yet.</text:p>
      <text:p text:style-name="P66"/>
      <text:p text:style-name="P67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67"/>
      <text:p text:style-name="P67">I’ve loved Laura since I saw her for the first time. — Я люблю Лору с тех пор, </text:p>
      <text:p text:style-name="P67">как увидел ее впервые.</text:p>
      <text:p text:style-name="P63"/>
      <text:p text:style-name="P36">Особые случаи использования Past Continuous</text:p>
      <text:p text:style-name="P68"/>
      <text:p text:style-name="P68">Он также может использоваться с глаголами, которые показывают измения или рост.</text:p>
      <text:p text:style-name="P68"/>
      <text:p text:style-name="P68">Her English was improving, because she studied a lot. — Ее английский становился</text:p>
      <text:p text:style-name="P68">лучше, потому что она много училась.</text:p>
      <text:p text:style-name="P68"/>
      <text:p text:style-name="P68">Еще он может употребляться в ситуациях, когда необходимо подчеркнуть цикличность </text:p>
      <text:p text:style-name="P68">в прошлом (люди делали что-то снова и снова).</text:p>
      <text:p text:style-name="P68"/>
      <text:p text:style-name="P68">Though they loved each other, they <text:span text:style-name="T7">were</text:span> always <text:span text:style-name="T7">quarrelling</text:span>. — Хотя они любили</text:p>
      <text:p text:style-name="P68">друг друга, они постоянно <text:span text:style-name="T7">ссорились</text:span>.</text:p>
      <text:p text:style-name="P68"/>
      <text:p text:style-name="P79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26"/>
      <text:p text:style-name="P79">She was shouting with anger as she left the house. — Она кричала в ярости, когда</text:p>
      <text:p text:style-name="P26">она вышла из дома.</text:p>
      <text:p text:style-name="P26"/>
      <text:p text:style-name="P26"><text:span text:style-name="T43">Е</text:span><text:span text:style-name="T42">сли </text:span><text:span text:style-name="T50">2</text:span><text:span text:style-name="T42"> дейстия происходили парралельно, то они оба могут быть в Past Continuous.</text:span></text:p>
      <text:p text:style-name="P27"><text:soft-page-break/><text:span text:style-name="T42">Но если </text:span><text:span text:style-name="T43">их </text:span><text:span text:style-name="T42">поставить в Past Simple, то получится цепочка действий.</text:span></text:p>
      <text:p text:style-name="P78"/>
      <text:p text:style-name="P26"><text:span text:style-name="T42">I was studying while Dora was making dinner. — Я занимал</text:span><text:span text:style-name="T43">ся</text:span><text:span text:style-name="T42">, пока Дора готовила ужин.</text:span></text:p>
      <text:p text:style-name="P26"><text:span text:style-name="T42">I studied, made dinner and watched TV. — Я позанимал</text:span><text:span text:style-name="T43">ся</text:span><text:span text:style-name="T42">, приготовил ужин и посмотре</text:span><text:span text:style-name="T43">л</text:span><text:span text:style-name="T42"> ТВ.</text:span></text:p>
      <text:p text:style-name="P26"/>
      <text:p text:style-name="P38">Past Perfect</text:p>
      <text:p text:style-name="P82"/>
      <text:p text:style-name="P84"><text:span text:style-name="T45">Указывает на действие, которое </text:span><text:span text:style-name="T46">случилось</text:span><text:span text:style-name="T45"> </text:span><text:span text:style-name="T49">ранее</text:span><text:span text:style-name="T45">, чем другое указанное действие. </text:span></text:p>
      <text:p text:style-name="P84"><text:span text:style-name="T45">Т. е. обозначает предпрошедш</text:span><text:span text:style-name="T51">ее время</text:span><text:span text:style-name="T45">. </text:span><text:span text:style-name="T48">Грамматическ</text:span><text:span text:style-name="T52">ая форма: had + глагол в 3й форме.</text:span></text:p>
      <text:p text:style-name="P83"/>
      <text:p text:style-name="P83">I had seen this fi<text:span text:style-name="T46">l</text:span>m before you did. — Я посмотрел это фильм раньше, чем это сделал ты.</text:p>
      <text:p text:style-name="P94">(сначала случилось «I had seen», а затем «you did»)</text:p>
      <text:p text:style-name="P83"/>
      <text:p text:style-name="P83">He did<text:span text:style-name="T50">n`t</text:span> have cash because he had lost his wallet. — У него не было наличных, потому что он потерял кошелек <text:span text:style-name="T46">(денег </text:span><text:span text:style-name="T47">не было [именно тогда]</text:span><text:span text:style-name="T46">, потому что он их потерял [еще перед этим])</text:span>.</text:p>
      <text:p text:style-name="P83"/>
      <text:p text:style-name="P83">When I took the phone to call Nick, I realized that I had forgotten his number. — Когда я взяла трубку, чтобы позвонить Нику, я поняла, что забыла его номер.</text:p>
      <text:p text:style-name="P83"/>
      <text:p text:style-name="P83">Past Perfect <text:span text:style-name="T49">(часто </text:span><text:span text:style-name="T50">или всегда</text:span><text:span text:style-name="T49">?) </text:span>используется в косвенной речи вместо <text:span text:style-name="T49">P</text:span>ast <text:span text:style-name="T49">S</text:span>imple.</text:p>
      <text:p text:style-name="P83"/>
      <text:p text:style-name="P83"><text:span text:style-name="T50">I</text:span> lived in London in 1999 — <text:span text:style-name="T50">Я жил в Лондоне в 1999 году (прямая речь).</text:span></text:p>
      <text:p text:style-name="P83"><text:span text:style-name="T50">H</text:span>e said that he had lived in London in 1999. — Он сказал, что он жил в Лондоне в 1999.</text:p>
      <text:p text:style-name="P83"/>
      <text:p text:style-name="P83">I’ve been to Cuba — <text:span text:style-name="T50">Я был на Кубе (прямая речь)</text:span></text:p>
      <text:p text:style-name="P83">Mike said that he had been to Cuba. — Майк сказал, что он бывал на Кубе.</text:p>
      <text:p text:style-name="P83"/>
      <text:p text:style-name="P83">Past Perfect появляется в условных предложениях 3<text:span text:style-name="T50">го</text:span> типа.</text:p>
      <text:p text:style-name="P83"/>
      <text:p text:style-name="P83">You would have passed your exam if you had worked harder — Ты бы сдал экзамен,</text:p>
      <text:p text:style-name="P83">если бы больше работал.</text:p>
      <text:p text:style-name="P83"/>
      <text:p text:style-name="P95">Также он, используется вместо Past Perfect Continuous с Non-Continuous глаголами.</text:p>
      <text:p text:style-name="P83"/>
      <text:p text:style-name="P39">Past Perfect Continuous</text:p>
      <text:p text:style-name="P96"/>
      <text:p text:style-name="P98">Показывает, как долго длилось действие до указанного момента в прошлом. </text:p>
      <text:p text:style-name="P99">Грамматическая форма: had + been + глагол с -ing.</text:p>
      <text:p text:style-name="P96"/>
      <text:p text:style-name="P96">My mother had been cooking dinner for two hours when I got home — Моя мама готовила ужин уже 2 часа к тому времени, как я пришла домой (Past Perfect Continuous).</text:p>
      <text:p text:style-name="P96"/>
      <text:p text:style-name="P96">She has been cooking for 2 hours, but the food is not ready yet — Она готовит уже 2 часа, </text:p>
      <text:p text:style-name="P96">но еда все еще не готова (Present Perfect Continuous).</text:p>
      <text:p text:style-name="P96"/>
      <text:p text:style-name="P96">Также используется, когда процесс оставил результат в прошлом, <text:span text:style-name="T53">либо когда действия происходили на регулярной основе до какого-то момента в прошлом.</text:span></text:p>
      <text:p text:style-name="P96"/>
      <text:p text:style-name="P97">Lara looked tired because she had been working out. — Лара выглядела уставшей, </text:p>
      <text:p text:style-name="P97">потому что она занималась спортом <text:span text:style-name="T53">(занятие спортом оставило результат)</text:span>.</text:p>
      <text:p text:style-name="P97"><text:soft-page-break/>She had been writing to him for months, but she never got an answer. — Она писала ему несколько месяцев, но так и не получила ответа <text:span text:style-name="T53">(регулярно писала)</text:span>.</text:p>
      <text:p text:style-name="P96"/>
      <text:p text:style-name="P40">Present в значении будущего</text:p>
      <text:p text:style-name="P100"/>
      <text:p text:style-name="P101">Обычно говорит о планах на будущее, либо о том, что должно произойти по рассписанию.</text:p>
      <text:p text:style-name="P89"><text:span text:style-name="T56">Present Continuous говорит о личных планах, </text:span><text:span text:style-name="T61">а </text:span><text:span text:style-name="T56">Present Simple — о рассписании, </text:span></text:p>
      <text:p text:style-name="P89"><text:span text:style-name="T57">которое не зависит от человека</text:span><text:span text:style-name="T56">.</text:span></text:p>
      <text:p text:style-name="P86"/>
      <text:p text:style-name="P86">I’m leaving town tomorrow. I’m going on a business trip. — Завтра я уезжаю из города. </text:p>
      <text:p text:style-name="P86">Я еду в командировку <text:span text:style-name="T56">(личные планы)</text:span>.</text:p>
      <text:p text:style-name="P86"/>
      <text:p text:style-name="P87">Kate has an English class next Monday — У Кати будет занятие по английскому </text:p>
      <text:p text:style-name="P87">в следующий понедельник <text:span text:style-name="T57">(рассписание)</text:span>.</text:p>
      <text:p text:style-name="P87"/>
      <text:p text:style-name="P88"><text:span text:style-name="T56">Чтобы правильно определить, что предложени</text:span><text:span text:style-name="T61">е</text:span><text:span text:style-name="T56"> действительно стоит </text:span><text:span text:style-name="T61">в </text:span><text:span text:style-name="T56">будуще</text:span><text:span text:style-name="T61">м</text:span><text:span text:style-name="T56">, </text:span></text:p>
      <text:p text:style-name="P88"><text:span text:style-name="T56">а не </text:span><text:span text:style-name="T61">в </text:span><text:span text:style-name="T56">настояще</text:span><text:span text:style-name="T61">м</text:span><text:span text:style-name="T56">, нужно обратить внимание на слова-маячки, </text:span><text:span text:style-name="T58">такие как</text:span><text:span text:style-name="T56">: </text:span></text:p>
      <text:p text:style-name="P88"/>
      <text:list xml:id="list77263376" text:style-name="L10">
        <text:list-item>
          <text:p text:style-name="P143"><text:span text:style-name="T56">tomorrow, </text:span><text:span text:style-name="T58">in the future, in 2050</text:span><text:span text:style-name="T56"> </text:span><text:span text:style-name="T58">(слова, которые указывают на дату в будущем);</text:span></text:p>
        </text:list-item>
        <text:list-item>
          <text:p text:style-name="P144"><text:span text:style-name="T59">would like, want, plan, expect</text:span><text:span text:style-name="T58"> </text:span><text:span text:style-name="T59">(</text:span><text:span text:style-name="T60">слова</text:span><text:span text:style-name="T58">, которые намекают на будущее</text:span><text:span text:style-name="T59">);</text:span></text:p>
        </text:list-item>
        <text:list-item>
          <text:p text:style-name="P143"><text:span text:style-name="T57">next </text:span><text:span text:style-name="T58">time</text:span><text:span text:style-name="T57">, </text:span><text:span text:style-name="T58">next Monday</text:span><text:span text:style-name="T57"> </text:span><text:span text:style-name="T58">(связки со словом next в значении «в следующий»);</text:span></text:p>
        </text:list-item>
        <text:list-item>
          <text:p text:style-name="P151">in 2 days, in a year (связки с предлогом in в значении «через»);</text:p>
        </text:list-item>
        <text:list-item>
          <text:p text:style-name="P151">by Friday (связки с предлогом by в значении «к указанному периоду»);</text:p>
        </text:list-item>
      </text:list>
      <text:p text:style-name="P88"/>
      <text:p text:style-name="P103">Present Perfect может встречаться в условных предложениях 1го типа. Он подчеркивает, </text:p>
      <text:p text:style-name="P103">что действие будет <text:span text:style-name="T61">выполнено/</text:span>закончено, но его часто упрощают до Present Simple.</text:p>
      <text:p text:style-name="P102"/>
      <text:p text:style-name="P102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2"/>
      <text:p text:style-name="P42">Оборот be going to</text:p>
      <text:p text:style-name="P104"/>
      <text:p text:style-name="P90"><text:span text:style-name="T62">Переводится как «собираюсь сделать» или «собирался сделать» (</text:span><text:span text:style-name="T73">о будущ</text:span><text:span text:style-name="T74">е</text:span><text:span text:style-name="T73">м из прошлого</text:span><text:span text:style-name="T62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90"/>
      <text:p text:style-name="P90">I’m going to play sports later — Я собираюсь позаниматься спортом позже.</text:p>
      <text:p text:style-name="P90">I was going to cross the road — Я собиралась перейти дорогу.</text:p>
      <text:p text:style-name="P90">Look! The dog is going to bite him — Смотри! Его сейчас укусит собака.</text:p>
      <text:p text:style-name="P102"/>
      <text:p text:style-name="P92"><text:span text:style-name="T72">Им</text:span><text:span text:style-name="T63"> часто </text:span><text:span text:style-name="T72">заменяют все</text:span><text:span text:style-name="T69"> форм</text:span><text:span text:style-name="T72">ы</text:span><text:span text:style-name="T63"> Future </text:span><text:span text:style-name="T72">в разговорной речи</text:span><text:span text:style-name="T63">, и проговаривается </text:span><text:span text:style-name="T72">он </text:span><text:span text:style-name="T63">как gonna.</text:span></text:p>
      <text:p text:style-name="P106">I`m going to leave now / I`m gonna leave now — Я ухожу (собируюсь уйти).</text:p>
      <text:p text:style-name="P102"/>
      <text:p text:style-name="P107"><text:span text:style-name="T65">Также этот о</text:span><text:span text:style-name="T63">борот</text:span><text:span text:style-name="T64"> можно перепутать с Present Continuous в значении будущего. </text:span></text:p>
      <text:p text:style-name="P108">Здесь главное отличие в том, что после be going to идет еще один глагол.</text:p>
      <text:p text:style-name="P108"/>
      <text:p text:style-name="P105"><text:span text:style-name="T66">I’m going to </text:span><text:span text:style-name="T67">attend the party tomorrow — Завтра я собираюсь посестить праздник (be going to).</text:span></text:p>
      <text:p text:style-name="P152">I’m going to the party tomorrow — Завтра я иду на праздник (Present Continuous).</text:p>
      <text:p text:style-name="P153"/>
      <text:p text:style-name="P168"><text:span text:style-name="T10"/></text:p>
      <text:p text:style-name="P170"><text:span text:style-name="T10">F</text:span><text:span text:style-name="T12">uture Simple</text:span></text:p>
      <text:p text:style-name="P154"/>
      <text:p text:style-name="P93"><text:span text:style-name="T32">Указывает на спонтанное действие в будущем </text:span><text:span text:style-name="T34">(</text:span><text:span text:style-name="T33">факт, обещание, просьб</text:span><text:span text:style-name="T34">а и т. д.)</text:span></text:p>
      <text:p text:style-name="P120">Грамматическая форма: will + глагол в начальной форме.</text:p>
      <text:p text:style-name="P120"/>
      <text:p text:style-name="P120">I hope you will get well soon — Надеюсь, вы скоро поправитесь.</text:p>
      <text:p text:style-name="P120">I will work tomorrow / I am going to work tomorrow — Завтра я буду работать.</text:p>
      <text:p text:style-name="P155"/>
      <text:p text:style-name="P91"><text:span text:style-name="T10">Future </text:span><text:span text:style-name="T11">Continuous</text:span></text:p>
      <text:p text:style-name="P109"/>
      <text:p text:style-name="P110">Указывает на процесс, в определенный момент будуще<text:span text:style-name="T70">го</text:span>. </text:p>
      <text:p text:style-name="P110">Грамматическая форма: will + be + глагол с -ing.</text:p>
      <text:p text:style-name="P112"/>
      <text:p text:style-name="P111">I will be going to Moscow tomorrow morning — Я буду ехать в Москву завтра утром.</text:p>
      <text:p text:style-name="P111"/>
      <text:p text:style-name="P111"><text:span text:style-name="T68">W</text:span>ill you be waiting for Kate when her plane arrives? / Are you going to be waiting for Kate when her plane arrives? — <text:span text:style-name="T68">Ты будешь ждать Кейт, когда прилетит ее самолет.</text:span></text:p>
      <text:p text:style-name="P44"/>
      <text:p text:style-name="P46">Furure Perfect</text:p>
      <text:p text:style-name="P46"/>
      <text:p text:style-name="P113">Указывает на результат действия к какому-то моменту в будущем.</text:p>
      <text:p text:style-name="P113">Грамматическая форма: will + have + 3я форма глагола.</text:p>
      <text:p text:style-name="P44"/>
      <text:p text:style-name="P115">By sunset, I hope you will have agreed — К рассвету ты, надеюсь, согласишься.</text:p>
      <text:p text:style-name="P44"/>
      <text:p text:style-name="P115">By Sunday she will have finished reading / By Sunday, she is going to have finished reading — </text:p>
      <text:p text:style-name="P114">К воскресенью она закончит читать.</text:p>
      <text:p text:style-name="P44"/>
      <text:p text:style-name="P47">Future Perfect Continuous</text:p>
      <text:p text:style-name="P114"/>
      <text:p text:style-name="P93"><text:span text:style-name="T32">В речи не используется</text:span><text:span text:style-name="T31">. Указывает на длительность — сколько будет происходить действие </text:span></text:p>
      <text:p text:style-name="P157">к моменту в будущем. Грамматическая форма: will + have + been + глагол с -ing.</text:p>
      <text:p text:style-name="P43"/>
      <text:p text:style-name="P116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43"/>
      <text:p text:style-name="P48">Сравнение форм Future</text:p>
      <text:p text:style-name="P48"/>
      <text:p text:style-name="P118">I will study tomorrow — Я буду заниматься завтра (вероятное дейсвтие в будущем).</text:p>
      <text:p text:style-name="P117"/>
      <text:p text:style-name="P118">I will be studing tomorrow at 6 o`clock — Я буду заниматься завтра в 6 <text:span text:style-name="T71">часов.</text:span></text:p>
      <text:p text:style-name="P118">(процесс в указанный момент будущего)</text:p>
      <text:p text:style-name="P117"/>
      <text:p text:style-name="P117">I will have studied by 6 o`clock tomorrow — Я позанимаюсь завтра к 6 часам.</text:p>
      <text:p text:style-name="P117">(результат к указанному моменту в будущем)</text:p>
      <text:p text:style-name="P117"/>
      <text:p text:style-name="P119">I will have been studying for the whole night by tomorrow — Я буду учиться всю ночь до завтра.</text:p>
      <text:p text:style-name="P119">(как долго будет происходить дейсвтие к указанному моменту в будуем)</text:p>
      <text:p text:style-name="P45"/>
      <text:p text:style-name="P43"/>
      <text:p text:style-name="P131">Future-in-the-<text:span text:style-name="T74">P</text:span>ast</text:p>
      <text:p text:style-name="P106"/>
      <text:p text:style-name="P146"><text:span text:style-name="T74">Используется, когда о будущем сообщают из прошлого, например при повествован</text:span><text:span text:style-name="T75">ии</text:span><text:span text:style-name="T74"> рассказов, </text:span><text:span text:style-name="T75">в косвенной речи</text:span><text:span text:style-name="T74"> </text:span><text:span text:style-name="T75">или когда говорят об альтернативной реальности.</text:span></text:p>
      <text:p text:style-name="P102"/>
      <text:p text:style-name="P158">Перевод остается в будущем, но меняются вспомогательные глаголы: </text:p>
      <text:p text:style-name="P158">will → would, am/is → was, are → were.</text:p>
      <text:p text:style-name="P102"/>
      <text:p text:style-name="P162">I`m having a meeting on Friday — У меня в пятницу будет встреча. (Past Continuous)</text:p>
      <text:p text:style-name="P162">I was having a meeting on Friday — У меня было собрание в пятницу.</text:p>
      <text:p text:style-name="P162"/>
      <text:p text:style-name="P148"><text:span text:style-name="T76">I`m going to stay late at work — Я задержусь на работе. (Be going to)</text:span></text:p>
      <text:p text:style-name="P162">I was going to stay late at work — Я решил задержаться на работе.</text:p>
      <text:p text:style-name="P102"/>
      <text:p text:style-name="P161">I won`t go out this weekend — Я никуда не пойду в эти выходные. (Future Simple)</text:p>
      <text:p text:style-name="P161">She decided that she would not go out — Она решила, что никуда не пойдет.</text:p>
      <text:p text:style-name="P102"/>
      <text:p text:style-name="P161">Will you be working at 5 pm? — Ты будешь работать в 5 часов? (Future Continuos)</text:p>
      <text:p text:style-name="P147"><text:span text:style-name="T75">I thought I would be working at 5 tomorrow — Я </text:span><text:span text:style-name="T76">думал</text:span><text:span text:style-name="T75">, что буду работать завтра в 5.</text:span></text:p>
      <text:p text:style-name="P161"/>
      <text:p text:style-name="P161">The match will have finish by 9 o`clock — Матч закончится к 9-ти часам. (Future Perfect)</text:p>
      <text:p text:style-name="P162">I was sure that the match would have finished by 9 — Я был уверен, что матч закончится в 9.</text:p>
      <text:p text:style-name="P160"/>
      <text:p text:style-name="P41">Модальные глаголы, передающие будущее</text:p>
      <text:p text:style-name="P102"/>
      <text:p text:style-name="P149"><text:span text:style-name="T77">В связке may/might/could + инфинитив, все 3 глагола передают одинаковый смысл <text:s/>«возможно сделаю». </text:span><text:span text:style-name="T78">S</text:span><text:span text:style-name="T77">hould может передавать значение «возможно случится», </text:span></text:p>
      <text:p text:style-name="P149"><text:span text:style-name="T78">а с</text:span><text:span text:style-name="T77">an </text:span><text:span text:style-name="T76">—</text:span><text:span text:style-name="T77"> </text:span><text:span text:style-name="T78">не «могу», а </text:span><text:span text:style-name="T77">«смогу» </text:span><text:span text:style-name="T78">(чем тогда отличается от will be able to?)</text:span><text:span text:style-name="T77">.</text:span></text:p>
      <text:p text:style-name="P163"/>
      <text:p text:style-name="P163">I might be busy tonight — Я, возможно, буду занят сегодня вечером.</text:p>
      <text:p text:style-name="P163">We should be home by 9 o’clock. — Мы, вероятнее всего, будем дома к 9-ти часам.</text:p>
      <text:p text:style-name="P102">I can come and help you if you need me. — Я смогу прийти и помочь тебе, если я тебе нужен.</text:p>
      <text:p text:style-name="P102"/>
      <text:p text:style-name="P102"/>
      <text:p text:style-name="P169">Пассивный залог</text:p>
      <text:p text:style-name="P1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2-27T20:08:02.839155825</dc:date>
    <meta:editing-duration>PT7H4M15S</meta:editing-duration>
    <meta:editing-cycles>112</meta:editing-cycles>
    <meta:document-statistic meta:table-count="1" meta:image-count="0" meta:object-count="0" meta:page-count="9" meta:paragraph-count="301" meta:word-count="2716" meta:character-count="17007" meta:non-whitespace-character-count="14484"/>
  </office:meta>
</office:document-meta>
</file>